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O'Brien</text:p>
      <text:p text:style-name="P1">Assignment 4</text:p>
      <text:p text:style-name="P1"><text:tab/>December 2<text:span text:style-name="T1">nd</text:span> 2014</text:p>
      <text:p text:style-name="P1"/>
      <text:p text:style-name="P1"/>
      <text:p text:style-name="P2"><text:tab/>Comparing this assignment to the previous, the very first thing that comes to mind, was how much simpler this assignment seemed to be done. I think it's because they were both so similar, that I had already gone through all of the possible problems in the last one, so I knew what to expect here. And the fact that you only needed to keep track and use two pointers going left or right. Being able to search the entire tree for the comparison, rather than having to hit the correct index to then traverse through was much easier. And from the assignment it sounded like we only needed to search by the title rather than by a keyword, which made this much easier as well. Overall, it seemed like this ADT was able to handle the assignment just as well as the table. The only thing that was lost was the ability for a keyword search, and having to go through the entire tree. I can see how in a real world setting a hash table would be much better for this sort of assignment. With a larger set of data the tree would definitely be less than ideal for trying to retrieve a song.</text:p>
      <text:p text:style-name="P2"><text:tab/>There was some silly efficiency <text:s/>losses in my program. Namely the portion that I commented saying a “copy” function would have been better. During my delete function, I move information about songs from one node to another, and having a copy function would've allowed me to not have to write that twice, and cleaned up my code. I'm also not entirely sure about my load function. I remembered from 162 that Karla said we needed to “prime the pump” when reading in from a file. The only way I could see doing that was created a root node first before jumping into my end of file loop. Though that seems really clunky, because the same bit of code is then used inside that loop. There must be an easier way to check or prime the pump that I'm not fully understanding. That would also cut down the code for me in a big way.</text:p>
      <text:p text:style-name="P2"><text:tab/>I would mention in this portion the algorithm used for the removal function, since it was the largest and most difficult bit of code for me, but that was already done in the other write up file. So that is silly to do again. But that function took up the most amount of time for me to figure out and make sure it worked. Another interesting portion for the title_switch function. I simply used the idea from the hash table assignment to turn the title into an int value and use that to go left or right down the tree. I feel like that number might have been too large at times, or just not allowing for the best sort of creation for the tree itself. Maybe toning that number down to only count the first word of the time would have allowed for a simpler and better sorted tree.</text:p>
      <text:p text:style-name="P2"><text:tab/>The final thought I had with this assignment was what I dubbed the “phantom node”. I had this same node pop up in my hash table assignment as well. I had many different people look at it, and try to figure out what was going on, but no one could explain it to me. I also ended up with an extra node with no character values, and the int values of the last song. If I had more time, I definitely would have figured out where and why this phantom node was popping up, and get rid of it. It has plagued me for two assignments now. I have a feeling it is coming from how my computer is making my text file. Some how it's adding an extra line, and my end of file loop is just keeping the previous int values and dumping them into a new node. It can't dynamically allocate nothing into an array, so those portions stay bla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02T00:31:24.43</meta:creation-date>
    <meta:document-statistic meta:table-count="0" meta:image-count="0" meta:object-count="0" meta:page-count="1" meta:paragraph-count="7" meta:word-count="679" meta:character-count="3540"/>
    <dc:date>2014-12-02T00:46:33.25</dc:date>
    <meta:editing-duration>PT15M8S</meta:editing-duration>
    <meta:editing-cycles>1</meta:editing-cycles>
    <meta:generator>OpenOffice/4.1.0$Win32 OpenOffice.org_project/410m18$Build-9764</meta:generator>
  </office:meta>
</office:document-meta>
</file>